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<text:s text:c="12"/></text:p>
          </table:table-cell>
          <table:table-cell table:style-name="Default" office:value-type="string" calcext:value-type="string">
            <text:p><text:s/>timeout=0.2 </text:p>
          </table:table-cell>
          <table:table-cell table:style-name="Default" office:value-type="string" calcext:value-type="string">
            <text:p><text:s/>timeout=0.4 </text:p>
          </table:table-cell>
          <table:table-cell table:style-name="Default" office:value-type="string" calcext:value-type="string">
            <text:p><text:s/>timeout=0.6 </text:p>
          </table:table-cell>
          <table:table-cell table:style-name="Default" office:value-type="string" calcext:value-type="string">
            <text:p><text:s/>timeout=0.8 </text:p>
          </table:table-cell>
          <table:table-cell table:style-name="Default" office:value-type="string" calcext:value-type="string">
            <text:p><text:s/>timeout=1 </text:p>
          </table:table-cell>
          <table:table-cell table:style-name="Default"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<text:s/>retries=6 <text:s/>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12146" calcext:value-type="float">
            <text:p>0.12146</text:p>
          </table:table-cell>
        </table:table-row>
        <table:table-row table:style-name="ro1">
          <table:table-cell office:value-type="string" calcext:value-type="string">
            <text:p><text:s/>retries=7 <text:s/>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12146" calcext:value-type="float">
            <text:p>0.12146</text:p>
          </table:table-cell>
        </table:table-row>
        <table:table-row table:style-name="ro1">
          <table:table-cell office:value-type="string" calcext:value-type="string">
            <text:p><text:s/>retries=8 <text:s/>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12146" calcext:value-type="float">
            <text:p>0.12146</text:p>
          </table:table-cell>
        </table:table-row>
        <table:table-row table:style-name="ro1">
          <table:table-cell office:value-type="string" calcext:value-type="string">
            <text:p><text:s/>retries=9 <text:s/>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12146" calcext:value-type="float">
            <text:p>0.12146</text:p>
          </table:table-cell>
        </table:table-row>
        <table:table-row table:style-name="ro1">
          <table:table-cell office:value-type="string" calcext:value-type="string">
            <text:p><text:s/>retries=10 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12146" calcext:value-type="float">
            <text:p>0.12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0:08:22.921236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0:03:44.996290466</meta:creation-date>
    <dc:date>2019-02-17T20:10:52.047948136</dc:date>
    <meta:editing-duration>PT6M28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